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1_DC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~GR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MARQ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~R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~DMAC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D_EMPH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AL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~CS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D_BC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D_S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P.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P.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CDDA_CLK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CD_LRCK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~CS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AL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AL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NTRQ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RDY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~W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DOP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</table:table>
      <table:named-expressions/>
      <table:database-ranges>
        <table:database-range table:name="__Anonymous_Sheet_DB__0" table:target-range-address="Hoja1.A28:Hoja1.D5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08:14:15.8935200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3:16:33.500640113</meta:creation-date>
    <dc:date>2016-05-30T08:17:03.553538653</dc:date>
    <meta:editing-duration>PT3M13S</meta:editing-duration>
    <meta:editing-cycles>2</meta:editing-cycles>
    <meta:generator>LibreOffice/5.1.3.2$Linux_X86_64 LibreOffice_project/10m0$Build-2</meta:generator>
    <meta:document-statistic meta:table-count="1" meta:cell-count="205" meta:object-count="0"/>
  </office:meta>
</office:document-meta>
</file>